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1.575in" style:rel-column-width="2268*"/>
    </style:style>
    <style:style style:name="Table1.B" style:family="table-column">
      <style:table-column-properties style:column-width="0.991in" style:rel-column-width="1427*"/>
    </style:style>
    <style:style style:name="Table1.C" style:family="table-column">
      <style:table-column-properties style:column-width="0.8056in" style:rel-column-width="1160*"/>
    </style:style>
    <style:style style:name="Table1.D" style:family="table-column">
      <style:table-column-properties style:column-width="2.9285in" style:rel-column-width="421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WWNum1">
      <style:text-properties officeooo:rsid="00062b55" officeooo:paragraph-rsid="00062b55"/>
    </style:style>
    <style:style style:name="P2" style:family="paragraph" style:parent-style-name="Standard" style:list-style-name="WWNum1">
      <style:text-properties officeooo:paragraph-rsid="00062b55"/>
    </style:style>
    <style:style style:name="P3" style:family="paragraph" style:parent-style-name="Standard" style:list-style-name="WWNum1">
      <style:text-properties officeooo:rsid="0006c6e9" officeooo:paragraph-rsid="0006c6e9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Text_20_body">
      <style:paragraph-properties fo:margin-top="0in" fo:margin-bottom="0in" loext:contextual-spacing="false" fo:orphans="2" fo:widows="2" fo:padding="0in" fo:border="none"/>
      <style:text-properties officeooo:rsid="0009d3ff" officeooo:paragraph-rsid="0009d3ff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officeooo:paragraph-rsid="0006873c"/>
    </style:style>
    <style:style style:name="P8" style:family="paragraph" style:parent-style-name="List_20_Paragraph" style:list-style-name="WWNum1">
      <style:text-properties officeooo:rsid="00062b55" officeooo:paragraph-rsid="00062b55"/>
    </style:style>
    <style:style style:name="P9" style:family="paragraph" style:parent-style-name="List_20_Paragraph" style:list-style-name="WWNum1">
      <style:text-properties fo:font-weight="bold" officeooo:rsid="0006873c" officeooo:paragraph-rsid="0006873c" style:font-weight-asian="bold" style:font-weight-complex="bold"/>
    </style:style>
    <style:style style:name="P10" style:family="paragraph" style:parent-style-name="List_20_Paragraph" style:list-style-name="WWNum1">
      <style:text-properties officeooo:rsid="0006c6e9" officeooo:paragraph-rsid="0006c6e9"/>
    </style:style>
    <style:style style:name="P11" style:family="paragraph" style:parent-style-name="List_20_Paragraph" style:list-style-name="WWNum1">
      <style:text-properties style:text-underline-style="solid" style:text-underline-width="auto" style:text-underline-color="font-color" fo:font-weight="bold" officeooo:rsid="00062b55" officeooo:paragraph-rsid="00062b55" style:font-weight-asian="bold" style:font-weight-complex="bold"/>
    </style:style>
    <style:style style:name="P12" style:family="paragraph" style:parent-style-name="List_20_Paragraph" style:list-style-name="WWNum1">
      <style:text-properties style:text-underline-style="solid" style:text-underline-width="auto" style:text-underline-color="font-color" fo:font-weight="bold" officeooo:rsid="00062b55" officeooo:paragraph-rsid="0009d3ff" style:font-weight-asian="bold" style:font-weight-complex="bold"/>
    </style:style>
    <style:style style:name="P13" style:family="paragraph" style:parent-style-name="List_20_Paragraph" style:list-style-name="WWNum1">
      <style:text-properties style:text-underline-style="solid" style:text-underline-width="auto" style:text-underline-color="font-color" fo:font-weight="bold" officeooo:rsid="0006c6e9" style:font-weight-asian="bold" style:font-weight-complex="bold"/>
    </style:style>
    <style:style style:name="P14" style:family="paragraph" style:parent-style-name="List_20_Paragraph" style:list-style-name="WWNum1">
      <style:text-properties style:text-underline-style="solid" style:text-underline-width="auto" style:text-underline-color="font-color" fo:font-weight="bold" officeooo:rsid="0006c6e9" officeooo:paragraph-rsid="0006c6e9" style:font-weight-asian="bold" style:font-weight-complex="bold"/>
    </style:style>
    <style:style style:name="P15" style:family="paragraph" style:parent-style-name="List_20_Paragraph" style:list-style-name="WWNum1">
      <style:text-properties style:text-underline-style="none" fo:font-weight="normal" officeooo:rsid="0006c6e9" officeooo:paragraph-rsid="0007027e" style:font-weight-asian="normal" style:font-weight-complex="normal"/>
    </style:style>
    <style:style style:name="P16" style:family="paragraph" style:parent-style-name="List_20_Paragraph">
      <style:text-properties style:text-underline-style="none" fo:font-weight="normal" officeooo:rsid="0006c6e9" officeooo:paragraph-rsid="0007027e" style:font-weight-asian="normal" style:font-weight-complex="normal"/>
    </style:style>
    <style:style style:name="P17" style:family="paragraph" style:parent-style-name="List_20_Paragraph" style:list-style-name="WWNum1">
      <style:text-properties style:text-underline-style="none" fo:font-weight="normal" officeooo:rsid="00097947" officeooo:paragraph-rsid="00097947" style:font-weight-asian="normal" style:font-weight-complex="normal"/>
    </style:style>
    <style:style style:name="P18" style:family="paragraph" style:parent-style-name="List_20_Paragraph" style:list-style-name="WWNum1">
      <style:text-properties style:text-underline-style="none" fo:font-weight="normal" officeooo:rsid="0009d3ff" officeooo:paragraph-rsid="0009d3ff" style:font-weight-asian="normal" style:font-weight-complex="normal"/>
    </style:style>
    <style:style style:name="P19" style:family="paragraph" style:parent-style-name="List_20_Paragraph">
      <style:text-properties style:text-underline-style="none" fo:font-weight="normal" officeooo:rsid="0009d3ff" officeooo:paragraph-rsid="0009d3ff" style:font-weight-asian="normal" style:font-weight-complex="normal"/>
    </style:style>
    <style:style style:name="P20" style:family="paragraph" style:parent-style-name="List_20_Paragraph" style:list-style-name="WWNum1">
      <style:text-properties fo:font-variant="normal" fo:text-transform="none" fo:color="#343434" style:font-name="Arial" fo:font-size="12pt" fo:letter-spacing="normal" fo:font-style="normal" style:text-underline-style="none" fo:font-weight="normal" officeooo:rsid="0006c6e9" officeooo:paragraph-rsid="0007027e" style:font-weight-asian="normal" style:font-weight-complex="normal"/>
    </style:style>
    <style:style style:name="P21" style:family="paragraph" style:parent-style-name="List_20_Paragraph">
      <style:text-properties officeooo:paragraph-rsid="0007027e"/>
    </style:style>
    <style:style style:name="P22" style:family="paragraph" style:parent-style-name="List_20_Paragraph">
      <style:text-properties officeooo:rsid="000b5365" officeooo:paragraph-rsid="000b5365"/>
    </style:style>
    <style:style style:name="P23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7027e" officeooo:paragraph-rsid="0007027e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officeooo:paragraph-rsid="0007027e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06c6e9" officeooo:paragraph-rsid="000753da" style:font-weight-asian="bold" style:font-weight-complex="bold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style:text-underline-style="none" fo:font-weight="normal" officeooo:rsid="0009d3ff" officeooo:paragraph-rsid="0009d3ff" style:font-weight-asian="normal" style:font-weight-complex="normal"/>
    </style:style>
    <style:style style:name="P27" style:family="paragraph" style:parent-style-name="List_20_Paragraph" style:list-style-name="WWNum1">
      <style:paragraph-properties fo:margin-left="0in" fo:margin-right="0in" fo:text-indent="0in" style:auto-text-indent="false"/>
      <style:text-properties fo:font-variant="normal" fo:text-transform="none" fo:color="#343434" style:font-name="Arial" fo:font-size="12pt" fo:letter-spacing="normal" fo:font-style="normal" style:text-underline-style="solid" style:text-underline-width="auto" style:text-underline-color="font-color" fo:font-weight="bold" officeooo:rsid="0009d3ff" officeooo:paragraph-rsid="0009d3ff" style:font-weight-asian="bold" style:font-weight-complex="bold"/>
    </style:style>
    <style:style style:name="P28" style:family="paragraph" style:parent-style-name="List_20_Paragraph" style:list-style-name="WWNum1" style:master-page-name="">
      <loext:graphic-properties draw:fill="none"/>
      <style:paragraph-properties fo:margin-left="0.4366in" fo:margin-right="0in" fo:margin-top="0in" fo:margin-bottom="0in" loext:contextual-spacing="true" fo:text-align="start" style:justify-single-word="false" fo:orphans="2" fo:widows="2" fo:text-indent="-0.25in" style:auto-text-indent="false" style:page-number="auto" fo:background-color="transparent" style:writing-mode="lr-tb"/>
      <style:text-properties style:text-underline-style="solid" style:text-underline-width="auto" style:text-underline-color="font-color" fo:font-weight="bold" officeooo:rsid="0006c6e9" officeooo:paragraph-rsid="000753da" style:font-weight-asian="bold" style:font-weight-complex="bold"/>
    </style:style>
    <style:style style:name="P29" style:family="paragraph" style:parent-style-name="Table_20_Contents">
      <style:text-properties officeooo:rsid="000753da" officeooo:paragraph-rsid="000753da"/>
    </style:style>
    <style:style style:name="P30" style:family="paragraph" style:parent-style-name="Table_20_Contents">
      <style:text-properties officeooo:rsid="0007e2b9" officeooo:paragraph-rsid="0007e2b9"/>
    </style:style>
    <style:style style:name="P31" style:family="paragraph" style:parent-style-name="Table_20_Contents">
      <style:text-properties fo:font-size="9pt" officeooo:rsid="0007e2b9" officeooo:paragraph-rsid="0007e2b9" style:font-size-asian="9pt" style:font-size-complex="9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b5365" style:font-weight-asian="bold"/>
    </style:style>
    <style:style style:name="T3" style:family="text">
      <style:text-properties officeooo:rsid="0006873c"/>
    </style:style>
    <style:style style:name="T4" style:family="text">
      <style:text-properties officeooo:rsid="0007027e"/>
    </style:style>
    <style:style style:name="T5" style:family="text">
      <style:text-properties officeooo:rsid="000753da"/>
    </style:style>
    <style:style style:name="T6" style:family="text">
      <style:text-properties officeooo:rsid="0007e2b9"/>
    </style:style>
    <style:style style:name="T7" style:family="text">
      <style:text-properties fo:font-variant="normal" fo:text-transform="none" fo:color="#343434" style:font-name="Arial" fo:font-size="12pt" fo:letter-spacing="normal" fo:font-style="normal" fo:font-weight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07e2b9" style:font-weight-asian="normal" style:font-weight-complex="normal"/>
    </style:style>
    <style:style style:name="T10" style:family="text">
      <style:text-properties officeooo:rsid="000b5365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 PLAN – INFORMACJE</text:p>
      <text:p text:style-name="Standard"/>
      <text:list xml:id="list4618094487480919788" text:style-name="WWNum1">
        <text:list-item>
          <text:p text:style-name="P6">Scope</text:p>
          <text:list>
            <text:list-item>
              <text:p text:style-name="P6">Scenariusze testowe</text:p>
            </text:list-item>
            <text:list-item>
              <text:p text:style-name="P6">Gole do zweryfikowania</text:p>
            </text:list-item>
            <text:list-item>
              <text:p text:style-name="P6">Jakie wymagania pokrywamy</text:p>
            </text:list-item>
            <text:list-item>
              <text:p text:style-name="P6">ROI</text:p>
            </text:list-item>
          </text:list>
        </text:list-item>
        <text:list-item>
          <text:p text:style-name="P6">Out of scope</text:p>
          <text:list>
            <text:list-item>
              <text:p text:style-name="P6">Czego nie będziemy testować</text:p>
            </text:list-item>
            <text:list-item>
              <text:p text:style-name="P6">Jakich wymagań nie pokrywamy</text:p>
            </text:list-item>
          </text:list>
        </text:list-item>
        <text:list-item>
          <text:p text:style-name="P6">Założenia – które muszą być spełnione by testy zostały wykonane poprawnie</text:p>
        </text:list-item>
        <text:list-item>
          <text:p text:style-name="P6">Schedule</text:p>
          <text:list>
            <text:list-item>
              <text:p text:style-name="P6">Planowane terminy zakończenia poszczególnych faz (Waterfall)</text:p>
            </text:list-item>
            <text:list-item>
              <text:p text:style-name="P6">Czas testów</text:p>
            </text:list-item>
            <text:list-item>
              <text:p text:style-name="P6">Ile cykli</text:p>
            </text:list-item>
            <text:list-item>
              <text:p text:style-name="P6">Czas rozpoczęcia poszczególnych cykli</text:p>
            </text:list-item>
          </text:list>
        </text:list-item>
        <text:list-item>
          <text:p text:style-name="P6">Roles and responsibilities</text:p>
          <text:list>
            <text:list-item>
              <text:p text:style-name="P6">Członkowie zespołu</text:p>
            </text:list-item>
            <text:list-item>
              <text:p text:style-name="P6">Kto jest za co odpowiedzialny</text:p>
            </text:list-item>
            <text:list-item>
              <text:p text:style-name="P6">Informacje kontaktowe</text:p>
            </text:list-item>
          </text:list>
        </text:list-item>
        <text:list-item>
          <text:p text:style-name="P6">Deliverables</text:p>
          <text:list>
            <text:list-item>
              <text:p text:style-name="P6">Jakie dokumenty / artefakty będą dostarczone</text:p>
            </text:list-item>
            <text:list-item>
              <text:p text:style-name="P6">Co jest oczekiwane w każdym z dokumentów / raportów</text:p>
              <text:p text:style-name="P6"/>
            </text:list-item>
          </text:list>
        </text:list-item>
        <text:list-item>
          <text:p text:style-name="P12">ENVIRONMENT:</text:p>
        </text:list-item>
      </text:list>
      <text:p text:style-name="P22"/>
      <text:p text:style-name="P22">Web-app tested in newest available listed browsers:</text:p>
      <text:p text:style-name="P22">- Chrome,</text:p>
      <text:p text:style-name="P22">- IE,</text:p>
      <text:p text:style-name="P22">- Firefox,</text:p>
      <text:p text:style-name="P22">- Opera,</text:p>
      <text:p text:style-name="P22">- Safari.</text:p>
      <text:p text:style-name="List_20_Paragraph"/>
      <text:list xml:id="list172831663396325" text:continue-numbering="true" text:style-name="WWNum1">
        <text:list-item>
          <text:p text:style-name="P11">TOOLS:</text:p>
          <text:p text:style-name="P8"/>
          <text:p text:style-name="P9">MindMup</text:p>
          <text:p text:style-name="P7"><text:span text:style-name="T3">Free tool that helps finding all necessary areas that needs to be covered. Helps during using „top-down” method to find the website’s features which may need to test – break down the application under test to component and sub-components.</text:span></text:p>
          <text:p text:style-name="P10"><text:a xlink:type="simple" xlink:href="https://www.mindmup.com/" text:style-name="Internet_20_link" text:visited-style-name="Visited_20_Internet_20_Link">https://www.mindmup.com/</text:a></text:p>
          <text:p text:style-name="P10"/>
          <text:p text:style-name="P2"><text:span text:style-name="T1">Jira</text:span></text:p>
          <text:p text:style-name="P2">Project tracking tool.</text:p>
          <text:p text:style-name="P3"><text:a xlink:type="simple" xlink:href="https://jira.is-academy.pl/secure/Dashboard.jspa" text:style-name="Internet_20_link" text:visited-style-name="Visited_20_Internet_20_Link">https://jira.is-academy.pl/secure/Dashboard.jspa</text:a></text:p>
          <text:p text:style-name="P2"/>
          <text:p text:style-name="P2"><text:span text:style-name="T1">Confluence </text:span><text:span text:style-name="T2">(as a part of Jira)</text:span></text:p>
          <text:p text:style-name="P1">Documentation storing tool.</text:p>
          <text:p text:style-name="P1"/>
          <text:list>
            <text:list-item>
              <text:list>
                <text:list-header>
                  <text:p text:style-name="P23">Advantages: transparent tasks and team members responsibilities, accessible for whole project development team.</text:p>
                </text:list-header>
              </text:list>
            </text:list-item>
          </text:list>
        </text:list-item>
      </text:list>
      <text:p text:style-name="P24"/>
      <text:list xml:id="list172832307001925" text:continue-numbering="true" text:style-name="WWNum1">
        <text:list-item>
          <text:list>
            <text:list-header>
              <text:p text:style-name="P6"/>
            </text:list-header>
          </text:list>
        </text:list-item>
        <text:list-item>
          <text:p text:style-name="P14"><text:soft-page-break/>DEFECT MANAGEMENT:</text:p>
          <text:p text:style-name="P15">All defects must be reported using Jira <text:span text:style-name="T5">on forms given</text:span>. <text:span text:style-name="T10">XYZ is responsible for assigning each to developer responsible for fixing problem found.</text:span></text:p>
          <text:p text:style-name="P15"/>
          <text:p text:style-name="P15"><text:span text:style-name="T4">Process:</text:span></text:p>
          <text:p text:style-name="P17">Test activities must be matched with associated development activities. </text:p>
          <text:p text:style-name="P20"/>
          <text:p text:style-name="P15"><text:span text:style-name="T4">Create User Story → Design Manual Tests → Perform Manual Tests →</text:span> <text:span text:style-name="T4">Report Defects → Fix Defects → Perform Tests needed to verify corrections made </text:span></text:p>
        </text:list-item>
      </text:list>
      <text:p text:style-name="P16"/>
      <text:p text:style-name="P21"/>
      <text:list xml:id="list172831382109892" text:continue-numbering="true" text:style-name="WWNum1">
        <text:list-item>
          <text:p text:style-name="P28"><text:s/>RISK MANAGEMENT</text:p>
        </text:list-item>
      </text:list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Risk</text:p>
          </table:table-cell>
          <table:table-cell table:style-name="Table1.A1" office:value-type="string">
            <text:p text:style-name="P30">Probability</text:p>
          </table:table-cell>
          <table:table-cell table:style-name="Table1.A1" office:value-type="string">
            <text:p text:style-name="P30">Severity</text:p>
          </table:table-cell>
          <table:table-cell table:style-name="Table1.D1" office:value-type="string">
            <text:p text:style-name="P30">Mitigation</text:p>
          </table:table-cell>
        </table:table-row>
        <table:table-row>
          <table:table-cell table:style-name="Table1.A2" office:value-type="string">
            <text:p text:style-name="P31">Team member lack of required skills for website testing</text:p>
          </table:table-cell>
          <table:table-cell table:style-name="Table1.A2" office:value-type="string">
            <text:p text:style-name="P31">Low</text:p>
          </table:table-cell>
          <table:table-cell table:style-name="Table1.A2" office:value-type="string">
            <text:p text:style-name="P31">High</text:p>
          </table:table-cell>
          <table:table-cell table:style-name="Table1.D2" office:value-type="string">
            <text:p text:style-name="P31">Plan trainings to skill up your members; pick most suitable testers for the project</text:p>
          </table:table-cell>
        </table:table-row>
        <table:table-row>
          <table:table-cell table:style-name="Table1.A2" office:value-type="string">
            <text:p text:style-name="P31">The project schedule is too tight</text:p>
          </table:table-cell>
          <table:table-cell table:style-name="Table1.A2" office:value-type="string">
            <text:p text:style-name="P31">Medium</text:p>
          </table:table-cell>
          <table:table-cell table:style-name="Table1.A2" office:value-type="string">
            <text:p text:style-name="P31">Medium</text:p>
          </table:table-cell>
          <table:table-cell table:style-name="Table1.D2" office:value-type="string">
            <text:p text:style-name="P31">Set TEST PRIORITY for each of the test activity</text:p>
          </table:table-cell>
        </table:table-row>
        <table:table-row>
          <table:table-cell table:style-name="Table1.A2" office:value-type="string">
            <text:p text:style-name="P31">Test manager has poor management skills</text:p>
          </table:table-cell>
          <table:table-cell table:style-name="Table1.A2" office:value-type="string">
            <text:p text:style-name="P31">Low</text:p>
          </table:table-cell>
          <table:table-cell table:style-name="Table1.A2" office:value-type="string">
            <text:p text:style-name="P31">Medium</text:p>
          </table:table-cell>
          <table:table-cell table:style-name="Table1.D2" office:value-type="string">
            <text:p text:style-name="P31">Plan leadership training for manager; offer support from more experienced managers</text:p>
          </table:table-cell>
        </table:table-row>
        <table:table-row>
          <table:table-cell table:style-name="Table1.A2" office:value-type="string">
            <text:p text:style-name="P31">A lack of cooperation negatively affects productivity</text:p>
          </table:table-cell>
          <table:table-cell table:style-name="Table1.A2" office:value-type="string">
            <text:p text:style-name="P31">Medium</text:p>
          </table:table-cell>
          <table:table-cell table:style-name="Table1.A2" office:value-type="string">
            <text:p text:style-name="P31">Medium</text:p>
          </table:table-cell>
          <table:table-cell table:style-name="Table1.D2" office:value-type="string">
            <text:p text:style-name="P31">Encourage each team member in his task; inspire them to greater efforts</text:p>
          </table:table-cell>
        </table:table-row>
        <table:table-row>
          <table:table-cell table:style-name="Table1.A2" office:value-type="string">
            <text:p text:style-name="P31">Wrong budget estimate and cost overruns</text:p>
          </table:table-cell>
          <table:table-cell table:style-name="Table1.A2" office:value-type="string">
            <text:p text:style-name="P31">Medium</text:p>
          </table:table-cell>
          <table:table-cell table:style-name="Table1.A2" office:value-type="string">
            <text:p text:style-name="P31">High</text:p>
          </table:table-cell>
          <table:table-cell table:style-name="Table1.D2" office:value-type="string">
            <text:p text:style-name="P31">Establish the scope before beginning work; track and measure progress – pay a lot of attention to project planning</text:p>
          </table:table-cell>
        </table:table-row>
      </table:table>
      <text:p text:style-name="P25"/>
      <text:p text:style-name="P25"/>
      <text:list xml:id="list172832365328212" text:continue-numbering="true" text:style-name="WWNum1">
        <text:list-item>
          <text:p text:style-name="P13">E<text:span text:style-name="T6">XIT</text:span> <text:span text:style-name="T6">CRITERIA</text:span></text:p>
        </text:list-item>
      </text:list>
      <text:p text:style-name="P26">For successful completion of a test phase:</text:p>
      <text:list xml:id="list172831454456633" text:continue-numbering="true" text:style-name="WWNum1">
        <text:list-header>
          <text:p text:style-name="P18"><text:s/>- All the critical areas covered by manual exploration tests in 100% with 100% run rate and 100% pass rate.</text:p>
        </text:list-header>
      </text:list>
      <text:p text:style-name="P19"><text:s/>- All the high priority areas covered by manual exploration tests in 80% with run rate 100% and 100% pass rate.</text:p>
      <text:p text:style-name="P19"><text:s/>- All the low priority areas covered by manual exploration tests in 50% with run rate 100% and pass rate 100%.</text:p>
      <text:p text:style-name="P19"/>
      <text:list xml:id="list172831945169205" text:continue-numbering="true" text:style-name="WWNum1">
        <text:list-header>
          <text:p text:style-name="P27"><text:span text:style-name="T6">M</text:span>AINTANANCE:</text:p>
        </text:list-header>
      </text:list>
      <text:p text:style-name="P5"><text:span text:style-name="T7">In case of application breakdown contact X.YZ.</text:span></text:p>
      <text:p text:style-name="Standard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pl" fo:country="PL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201in" fo:margin-bottom="0.6563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Kaszubowski</meta:initial-creator>
    <meta:editing-cycles>3</meta:editing-cycles>
    <meta:creation-date>2017-11-01T10:40:00</meta:creation-date>
    <dc:date>2018-06-17T17:28:30.635958077</dc:date>
    <meta:editing-duration>PT10M47S</meta:editing-duration>
    <meta:generator>LibreOffice/5.1.6.2$Linux_X86_64 LibreOffice_project/10m0$Build-2</meta:generator>
    <meta:document-statistic meta:table-count="1" meta:image-count="0" meta:object-count="0" meta:page-count="2" meta:paragraph-count="76" meta:word-count="442" meta:character-count="2782" meta:non-whitespace-character-count="24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